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7008" officeooo:paragraph-rsid="00147008"/>
    </style:style>
    <style:style style:name="P2" style:family="paragraph" style:parent-style-name="Standard">
      <style:text-properties officeooo:rsid="00147008" officeooo:paragraph-rsid="0014b034"/>
    </style:style>
    <style:style style:name="P3" style:family="paragraph" style:parent-style-name="Standard">
      <style:text-properties officeooo:rsid="00147008" officeooo:paragraph-rsid="00157d83"/>
    </style:style>
    <style:style style:name="P4" style:family="paragraph" style:parent-style-name="Standard">
      <style:text-properties officeooo:rsid="00147008" officeooo:paragraph-rsid="0016f7f7"/>
    </style:style>
    <style:style style:name="P5" style:family="paragraph" style:parent-style-name="Standard">
      <style:text-properties officeooo:rsid="00147008" officeooo:paragraph-rsid="00175222"/>
    </style:style>
    <style:style style:name="P6" style:family="paragraph" style:parent-style-name="Standard">
      <style:text-properties officeooo:rsid="00147008" officeooo:paragraph-rsid="001a7032"/>
    </style:style>
    <style:style style:name="P7" style:family="paragraph" style:parent-style-name="Standard">
      <style:text-properties fo:font-weight="bold" officeooo:rsid="00147008" officeooo:paragraph-rsid="00147008" style:font-weight-asian="bold" style:font-weight-complex="bold"/>
    </style:style>
    <style:style style:name="P8" style:family="paragraph" style:parent-style-name="Standard">
      <style:text-properties fo:font-weight="bold" officeooo:rsid="00147008" officeooo:paragraph-rsid="0014b034" style:font-weight-asian="bold" style:font-weight-complex="bold"/>
    </style:style>
    <style:style style:name="P9" style:family="paragraph" style:parent-style-name="Standard">
      <style:text-properties fo:font-weight="bold" officeooo:rsid="00147008" officeooo:paragraph-rsid="0016f7f7" style:font-weight-asian="bold" style:font-weight-complex="bold"/>
    </style:style>
    <style:style style:name="P10" style:family="paragraph" style:parent-style-name="Standard">
      <style:text-properties fo:font-weight="bold" officeooo:rsid="0014b034" officeooo:paragraph-rsid="0014b034" style:font-weight-asian="bold" style:font-weight-complex="bold"/>
    </style:style>
    <style:style style:name="P11" style:family="paragraph" style:parent-style-name="Standard">
      <style:text-properties fo:font-weight="bold" officeooo:rsid="0014b034" officeooo:paragraph-rsid="00157d83" style:font-weight-asian="bold" style:font-weight-complex="bold"/>
    </style:style>
    <style:style style:name="P12" style:family="paragraph" style:parent-style-name="Standard">
      <style:text-properties fo:font-weight="bold" officeooo:rsid="0014b034" officeooo:paragraph-rsid="0016f7f7" style:font-weight-asian="bold" style:font-weight-complex="bold"/>
    </style:style>
    <style:style style:name="P13" style:family="paragraph" style:parent-style-name="Standard">
      <style:text-properties fo:font-weight="bold" officeooo:rsid="0014b034" officeooo:paragraph-rsid="00175222" style:font-weight-asian="bold" style:font-weight-complex="bold"/>
    </style:style>
    <style:style style:name="P14" style:family="paragraph" style:parent-style-name="Standard">
      <style:text-properties fo:font-weight="bold" officeooo:rsid="00157d83" officeooo:paragraph-rsid="00157d83" style:font-weight-asian="bold" style:font-weight-complex="bold"/>
    </style:style>
    <style:style style:name="P15" style:family="paragraph" style:parent-style-name="Standard">
      <style:text-properties fo:font-weight="bold" officeooo:rsid="0016f7f7" officeooo:paragraph-rsid="0014b034" style:font-weight-asian="bold" style:font-weight-complex="bold"/>
    </style:style>
    <style:style style:name="P16" style:family="paragraph" style:parent-style-name="Standard">
      <style:text-properties officeooo:rsid="00147008" officeooo:paragraph-rsid="001e4a15"/>
    </style:style>
    <style:style style:name="P17" style:family="paragraph" style:parent-style-name="Standard">
      <style:text-properties officeooo:rsid="00147008" officeooo:paragraph-rsid="001fa238"/>
    </style:style>
    <style:style style:name="P18" style:family="paragraph" style:parent-style-name="Standard">
      <style:text-properties officeooo:rsid="00147008" officeooo:paragraph-rsid="0014b034"/>
    </style:style>
    <style:style style:name="P19" style:family="paragraph" style:parent-style-name="Standard">
      <style:text-properties officeooo:rsid="00147008" officeooo:paragraph-rsid="00157d83"/>
    </style:style>
    <style:style style:name="P20" style:family="paragraph" style:parent-style-name="Standard">
      <style:text-properties officeooo:rsid="001ec96e" officeooo:paragraph-rsid="001ec96e"/>
    </style:style>
    <style:style style:name="P21" style:family="paragraph" style:parent-style-name="Standard">
      <style:text-properties fo:font-weight="bold" officeooo:rsid="0014b034" officeooo:paragraph-rsid="0014b034" style:font-weight-asian="bold" style:font-weight-complex="bold"/>
    </style:style>
    <style:style style:name="P22" style:family="paragraph" style:parent-style-name="Standard">
      <style:paragraph-properties fo:break-before="page"/>
      <style:text-properties fo:font-weight="bold" officeooo:rsid="0014b034" officeooo:paragraph-rsid="0014b034" style:font-weight-asian="bold" style:font-weight-complex="bold"/>
    </style:style>
    <style:style style:name="P23" style:family="paragraph" style:parent-style-name="Standard">
      <style:paragraph-properties fo:break-before="page"/>
      <style:text-properties officeooo:rsid="00147008" officeooo:paragraph-rsid="00157d83"/>
    </style:style>
    <style:style style:name="T1" style:family="text">
      <style:text-properties fo:font-weight="bold" style:font-weight-asian="bold" style:font-weight-complex="bold"/>
    </style:style>
    <style:style style:name="T2" style:family="text">
      <style:text-properties fo:font-weight="bold" officeooo:rsid="0014b034" style:font-weight-asian="bold" style:font-weight-complex="bold"/>
    </style:style>
    <style:style style:name="T3" style:family="text">
      <style:text-properties fo:font-weight="bold" officeooo:rsid="00157d83" style:font-weight-asian="bold" style:font-weight-complex="bold"/>
    </style:style>
    <style:style style:name="T4" style:family="text">
      <style:text-properties fo:font-weight="bold" officeooo:rsid="0016f7f7" style:font-weight-asian="bold" style:font-weight-complex="bold"/>
    </style:style>
    <style:style style:name="T5" style:family="text">
      <style:text-properties fo:font-weight="bold" officeooo:rsid="00175222" style:font-weight-asian="bold" style:font-weight-complex="bold"/>
    </style:style>
    <style:style style:name="T6" style:family="text">
      <style:text-properties officeooo:rsid="001e4a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ROGRAM NAME</text:span>: </text:p>
      <text:p text:style-name="P20">Licence</text:p>
      <text:p text:style-name="P6"/>
      <text:p text:style-name="P6"><text:span text:style-name="T1">en_PROGRAM NAME</text:span>: </text:p>
      <text:p text:style-name="P20">Bachelor</text:p>
      <text:p text:style-name="P1"/>
      <text:p text:style-name="P10">1.</text:p>
      <text:p text:style-name="P10"/>
      <text:p text:style-name="P7">NAME</text:p>
      <text:p text:style-name="P1"><text:tab/><text:span text:style-name="T6">LICENCE SCIENCES DE L’EDUCATION</text:span></text:p>
      <text:p text:style-name="P1"/>
      <text:p text:style-name="P7">en_NAME</text:p>
      <text:p text:style-name="P1"><text:tab/><text:span text:style-name="T6">BACHELOR SCIENCE EDUCATION</text:span></text:p>
      <text:p text:style-name="P1"/>
      <text:p text:style-name="P7">SUMMARY</text:p>
      <text:p text:style-name="P1">La formation en licence de Sciences de l’éducation se veut généraliste, dans l’optique d’un cursus de 1er cycle, afin de permettre aux étudiants de comprendre les phénomènes, les processus, les acteurs et institutions en jeu dans le champ de l’éducation. Le programme que nous proposons trouve ses origines dans le souci de plus en plus pressant de combler les besoins de Spécialistes de l’éducation tout en y intégrant nos réalités socioculturelles. Les étudiants sont ainsi amenés à connaître progressivement différentes approches en sciences humaines et sociales appliquées à l’éducation, pensées comme des initiations et des repérages à la fois aux méthodes et champs mobilisés par les disciplines (sociologie, anthropologie, philosophie, histoire, psychologie, psychanalyse ...), comme au champ propre aux sciences de l’éducation.</text:p>
      <text:p text:style-name="P1"/>
      <text:p text:style-name="P7">en_SUMMARY</text:p>
      <text:p text:style-name="P1">La formation en licence de Sciences de l’éducation se veut généraliste, dans l’optique d’un cursus de 1er cycle, afin de permettre aux étudiants de comprendre les phénomènes, les processus, les acteurs et institutions en jeu dans le champ de l’éducation. Le programme que nous proposons trouve ses origines dans le souci de plus en plus pressant de combler les besoins de Spécialistes de l’éducation tout en y intégrant nos réalités socioculturelles. Les étudiants sont ainsi amenés à connaître progressivement différentes approches en sciences humaines et sociales appliquées à l’éducation, pensées comme des initiations et des repérages à la fois aux méthodes et champs mobilisés par les disciplines (sociologie, anthropologie, philosophie, histoire, psychologie, psychanalyse ...), comme au champ propre aux sciences de l’éducation.</text:p>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2.</text:p>
      <text:p text:style-name="P10"/>
      <text:p text:style-name="P8">NAME</text:p>
      <text:p text:style-name="P16"><text:tab/><text:span text:style-name="T6">LICENCE </text:span>TRANSPORT &amp; LOGISTIQUE</text:p>
      <text:p text:style-name="P2"/>
      <text:p text:style-name="P8">en_NAME</text:p>
      <text:p text:style-name="P2"><text:tab/><text:span text:style-name="T6">BACHELOR </text:span>LOGISTICS &amp; TRANSPORT MANAGEMENT</text:p>
      <text:p text:style-name="P2"/>
      <text:p text:style-name="P8">SUMMARY</text:p>
      <text:p text:style-name="P2">La chaîne logistique prend en charge l'ensemble de la gestion des flux de matières ou marchandises. Pour ce faire, elle gère directement les activités concernées, ceci en vue de maîtriser ou piloter :les flux et stocks de produits finis, en cours, semi-finis, matières premières concernées, etc. ;mais aussi les ressources humaines internes ou prestataires externes telles fournisseurs, entreposage, magasinage, transport, transitaires, etc. les équipements nécessaires à la réalisation de la prestation logistique (entrepôts, outillages, machines, manutention, véhicules propres, etc.), les fournitures (emballage, consommables, sources d'énergie et carburants, etc.), les services (planification, magasinage, emballage, manutention, transport, export, douane, facturation, litiges, etc.), les systèmes d'information et de contrôle de gestion. Le programme de Transport logistique dispensé par Business Intelligence Institute prend appuis sur les enseignements de spécialité en exploitation logistique et transport pour outiller les étudiants à la gestion de la chaine logistique.</text:p>
      <text:p text:style-name="P2"/>
      <text:p text:style-name="P8">en_SUMMARY</text:p>
      <text:p text:style-name="P17">La chaîne logistique prend en charge l'ensemble de la gestion des flux de matières ou marchandises. Pour ce faire, elle gère directement les activités concernées, ceci en vue de maîtriser ou piloter :les flux et stocks de produits finis, en cours, semi-finis, matières premières concernées, etc. ;mais aussi les ressources humaines internes ou prestataires externes telles fournisseurs, entreposage, magasinage, transport, transitaires, etc. les équipements nécessaires à la réalisation de la prestation logistique (entrepôts, outillages, machines, manutention, véhicules propres, etc.), les fournitures (emballage, consommables, sources d'énergie et carburants, etc.), les services (planification, magasinage, emballage, manutention, transport, export, douane, facturation, litiges, etc.), les systèmes d'information et de contrôle de gestion. Le programme de Transport logistique dispensé par Business Intelligence Institute prend appuis sur les enseignements de spécialité en exploitation logistique et transport pour outiller les étudiants à la gestion de la chaine logistiqu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2">3.</text:p>
      <text:p text:style-name="P10"/>
      <text:p text:style-name="P8">NAME</text:p>
      <text:p text:style-name="P2"><text:tab/><text:span text:style-name="T6">LICENCE </text:span>GESTION DES RESSOURCES HUMAINES</text:p>
      <text:p text:style-name="P2"/>
      <text:p text:style-name="P8">en_NAME</text:p>
      <text:p text:style-name="P2"><text:tab/><text:span text:style-name="T6">BACHELOR </text:span>HUMAN RESOURCE MANAGEMENT</text:p>
      <text:p text:style-name="P2"/>
      <text:p text:style-name="P8">SUMMARY</text:p>
      <text:p text:style-name="P2">Le management des ressources humaines jouent un rôle déterminant dans les processus de gestion des organisations et trouvent, pour la plupart, son origine dans les activités multidimensionnelles de l'entreprise. Ce constat interpelle les chefs d’entreprises de se doter d’une direction ou un service qui fera de la gestion harmonieuse du personnel une de ses préoccupations en vue de l’atteinte de ses objectifs. Le programme de la gestion de ressources humaines répond à ce besoin et prend son fondement dans les enseignements des programmes de spécialisation en management ou en gestion des ressources humaines. Ce programme prépare les étudiants au cycle de Licence management ou en gestion des ressources humaines.</text:p>
      <text:p text:style-name="P2"/>
      <text:p text:style-name="P8">en_SUMMARY</text:p>
      <text:p text:style-name="P3">Le management des ressources humaines jouent un rôle déterminant dans les processus de gestion des organisations et trouvent, pour la plupart, son origine dans les activités multidimensionnelles de l'entreprise. Ce constat interpelle les chefs d’entreprises de se doter d’une direction ou un service qui fera de la gestion harmonieuse du personnel une de ses préoccupations en vue de l’atteinte de ses objectifs. Le programme de la gestion de ressources humaines répond à ce besoin et prend son fondement dans les enseignements des programmes de spécialisation en management ou en gestion des ressources humaines. Ce programme prépare les étudiants au cycle de Licence management ou en gestion des ressources humaines.</text:p>
      <text:p text:style-name="P11"/>
      <text:p text:style-name="P11"/>
      <text:p text:style-name="P11"/>
      <text:p text:style-name="P11"/>
      <text:p text:style-name="P11"/>
      <text:p text:style-name="P11"/>
      <text:p text:style-name="P11"/>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span text:style-name="T3"/></text:p>
      <text:p text:style-name="P23"><text:span text:style-name="T3">4</text:span><text:span text:style-name="T2">.</text:span></text:p>
      <text:p text:style-name="P10"/>
      <text:p text:style-name="P8">NAME</text:p>
      <text:p text:style-name="P16"><text:tab/><text:span text:style-name="T6">LICENCE </text:span>BANQUES &amp; INSTITUTIONS DE MICRO-FINANCE</text:p>
      <text:p text:style-name="P2"/>
      <text:p text:style-name="P8">en_NAME</text:p>
      <text:p text:style-name="P2"><text:tab/><text:span text:style-name="T6">BACHELOR </text:span>BANKS &amp; INSTITUTIONS OF MICRO-FINANCE</text:p>
      <text:p text:style-name="P2"/>
      <text:p text:style-name="P8">SUMMARY</text:p>
      <text:p text:style-name="P2">Les informations financières et de gestion jouent un rôle déterminant dans les processus de gestion des organisations et trouvent, pour la plupart, leur origine dans les activités de l'entreprise financières. Parmi ces informations, celles qui sont exprimées en termes financiers et monétaires permettent une évaluation synthétique de la situation financière et des performances de ces entreprises. Le programme de licence en Banques et institutions de micro-finances prend appui sur les enseignements des programmes de spécialité Finance et banque au cycle de licence pour préparer les étudiants à la carrière de cadre de banque et institutions de micro-finance.</text:p>
      <text:p text:style-name="P2"/>
      <text:p text:style-name="P8">en_SUMMARY</text:p>
      <text:p text:style-name="P3">Les informations financières et de gestion jouent un rôle déterminant dans les processus de gestion des organisations et trouvent, pour la plupart, leur origine dans les activités de l'entreprise financières. Parmi ces informations, celles qui sont exprimées en termes financiers et monétaires permettent une évaluation synthétique de la situation financière et des performances de ces entreprises. Le programme de licence en Banques et institutions de micro-finances prend appui sur les enseignements des programmes de spécialité Finance et banque au cycle de licence pour préparer les étudiants à la carrière de cadre de banque et institutions de micro-finance.</text:p>
      <text:p text:style-name="P11"/>
      <text:p text:style-name="P11"/>
      <text:p text:style-name="P11"/>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soft-page-break/><text:span text:style-name="T3">5</text:span><text:span text:style-name="T2">.</text:span></text:p>
      <text:p text:style-name="P10"/>
      <text:p text:style-name="P8">NAME</text:p>
      <text:p text:style-name="P16"><text:tab/><text:span text:style-name="T6">LICENCE </text:span>TECHNOLOGIE DES RESEAUX &amp; SYSTEMES INFORMATIQUES</text:p>
      <text:p text:style-name="P2"/>
      <text:p text:style-name="P8">en_NAME</text:p>
      <text:p text:style-name="P2"><text:tab/><text:span text:style-name="T6">BACHELOR </text:span>NETWORK TECHNOLOGY &amp; COMPUTER SYSTEMS</text:p>
      <text:p text:style-name="P2"/>
      <text:p text:style-name="P8">SUMMARY</text:p>
      <text:p text:style-name="P2">Dans le soucis de répondre aux besoins croissants des entreprise en intégration de solutions informatiques ; le programme Informatique, réseaux &amp; télécom dispensé par B2I, dans le cadre du schéma LMD est un enseignement ayant pour objectif de préparer en trois ans leurs étudiants aux fonctions d’ingénieurs des travaux tout en leur offrant la possibilité de poursuivre leurs études suivant leur projet personnel et professionnel élaboré dès le premier semestre de leur formation. Pour atteindre cet objectif, la formation repose sur un enseignement par unités d’enseignement (UE) qui comprend des unités fondamentales, complémentaires et transversales permettant à l’étudiant de définir son parcours conformément à son Projet Personnel et Professionnel.</text:p>
      <text:p text:style-name="P2"/>
      <text:p text:style-name="P8">en_SUMMARY</text:p>
      <text:p text:style-name="P3">Dans le soucis de répondre aux besoins croissants des entreprise en intégration de solutions informatiques ; le programme Informatique, réseaux &amp; télécom dispensé par B2I, dans le cadre du schéma LMD est un enseignement ayant pour objectif de préparer en trois ans leurs étudiants aux fonctions d’ingénieurs des travaux tout en leur offrant la possibilité de poursuivre leurs études suivant leur projet personnel et professionnel élaboré dès le premier semestre de leur formation. Pour atteindre cet objectif, la formation repose sur un enseignement par unités d’enseignement (UE) qui comprend des unités fondamentales, complémentaires et transversales permettant à l’étudiant de définir son parcours conformément à son Projet Personnel et Professionne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oft-page-break/><text:span text:style-name="T3">6</text:span><text:span text:style-name="T2">.</text:span></text:p>
      <text:p text:style-name="P10"/>
      <text:p text:style-name="P8">NAME</text:p>
      <text:p text:style-name="P16"><text:tab/><text:span text:style-name="T6">LICENCE </text:span>COMMUNICATION D’ENTREPRISE</text:p>
      <text:p text:style-name="P2"/>
      <text:p text:style-name="P8">en_NAME</text:p>
      <text:p text:style-name="P2"><text:tab/><text:span text:style-name="T6">BACHELOR </text:span>BUSINESS COMMUNICATION</text:p>
      <text:p text:style-name="P2"/>
      <text:p text:style-name="P8">SUMMARY</text:p>
      <text:p text:style-name="P2">L’évolution actuelle des entreprises dans un environnement concurrentiel très acharné n’est plus à démontrer. Ainsi, la communication se donne une place primordiale dans toute entreprise moderne vue qu’elle est le maillon essentiel qui assure la bonne visibilité de l’entreprise et veille quotidiennement sur la concurrence du marché dans lequel elle évolue. Ces deux éléments étant indispensables de nos jours pour la bonne marche de toute entreprise nationale et internationale, il est indéniable pour nous, d’inclure un programme consistant de communication d’entreprise, basé surtout sur le besoin actuel des entreprises. Le programme de formation consiste à mettre à leurs dispositions, des futurs cadres en communication pétris des compétences inégalées.</text:p>
      <text:p text:style-name="P2"/>
      <text:p text:style-name="P8">en_SUMMARY</text:p>
      <text:p text:style-name="P3">L’évolution actuelle des entreprises dans un environnement concurrentiel très acharné n’est plus à démontrer. Ainsi, la communication se donne une place primordiale dans toute entreprise moderne vue qu’elle est le maillon essentiel qui assure la bonne visibilité de l’entreprise et veille quotidiennement sur la concurrence du marché dans lequel elle évolue. Ces deux éléments étant indispensables de nos jours pour la bonne marche de toute entreprise nationale et internationale, il est indéniable pour nous, d’inclure un programme consistant de communication d’entreprise, basé surtout sur le besoin actuel des entreprises. Le programme de formation consiste à mettre à leurs dispositions, des futurs cadres en communication pétris des compétences inégalé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oft-page-break/><text:span text:style-name="T3">7</text:span><text:span text:style-name="T2">.</text:span></text:p>
      <text:p text:style-name="P10"/>
      <text:p text:style-name="P8">NAME</text:p>
      <text:p text:style-name="P16"><text:tab/><text:span text:style-name="T6">LICENCE </text:span>FINANCE - COMPTABILITE</text:p>
      <text:p text:style-name="P2"/>
      <text:p text:style-name="P8">en_NAME</text:p>
      <text:p text:style-name="P2"><text:tab/><text:span text:style-name="T6">BACHELOR </text:span>FINANCE ACCOUNTING</text:p>
      <text:p text:style-name="P2"/>
      <text:p text:style-name="P8">SUMMARY</text:p>
      <text:p text:style-name="P2">Les informations financières et de gestion jouent un rôle déterminant dans les processus de gestion des organisations et trouvent, pour la plupart, leur origine dans les activités de l'entreprise. Parmi ces informations, celles qui sont exprimées en termes monétaires permettent une évaluation synthétique de la situation financière et des performances de l'entreprise et prennent leur place dans les processus de prise de décision et d'analyse prévisionnelle. Le programme prend appui sur les enseignements des programmes de spécialité gestion au secondaire pour préparer les étudiants au management des organisations.</text:p>
      <text:p text:style-name="P2"/>
      <text:p text:style-name="P8">en_SUMMARY</text:p>
      <text:p text:style-name="P3">Les informations financières et de gestion jouent un rôle déterminant dans les processus de gestion des organisations et trouvent, pour la plupart, leur origine dans les activités de l'entreprise. Parmi ces informations, celles qui sont exprimées en termes monétaires permettent une évaluation synthétique de la situation financière et des performances de l'entreprise et prennent leur place dans les processus de prise de décision et d'analyse prévisionnelle. Le programme prend appui sur les enseignements des programmes de spécialité gestion au secondaire pour préparer les étudiants au management des organisations.</text:p>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soft-page-break/><text:span text:style-name="T3">8</text:span><text:span text:style-name="T2">.</text:span></text:p>
      <text:p text:style-name="P10"/>
      <text:p text:style-name="P8">NAME</text:p>
      <text:p text:style-name="P16"><text:tab/><text:span text:style-name="T6">LICENCE </text:span>MARKETING &amp; GESTION COMMERCIALE</text:p>
      <text:p text:style-name="P2"/>
      <text:p text:style-name="P8">en_NAME</text:p>
      <text:p text:style-name="P2"><text:tab/><text:span text:style-name="T6">BACHELOR </text:span>MARKETING &amp; COMMERCIAL MANAGEMENT</text:p>
      <text:p text:style-name="P2"/>
      <text:p text:style-name="P8">SUMMARY</text:p>
      <text:p text:style-name="P2">Devant l’accroissement des sociétés de services et de commerce au Burkina Faso, une main-d’œuvre spécialisée et formée en gestion commerciale est requise sur le marché du travail. La licence professionnelle en Marketing &amp; Gestion commerciale, d’une durée de trois ans, répond à ce besoin.</text:p>
      <text:p text:style-name="P2"/>
      <text:p text:style-name="P2"/>
      <text:p text:style-name="P8">en_SUMMARY </text:p>
      <text:p text:style-name="P4">Devant l’accroissement des sociétés de services et de commerce au Burkina Faso, une main-d’œuvre spécialisée et formée en gestion commerciale est requise sur le marché du travail. La licence professionnelle en Marketing &amp; Gestion commerciale, d’une durée de trois ans, répond à ce besoin.</text:p>
      <text:p text:style-name="P9"/>
      <text:p text:style-name="P1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oft-page-break/><text:span text:style-name="T4">9</text:span><text:span text:style-name="T2">.</text:span></text:p>
      <text:p text:style-name="P10"/>
      <text:p text:style-name="P8">NAME</text:p>
      <text:p text:style-name="P16"><text:tab/><text:span text:style-name="T6">LICENCE </text:span>ASSISTANAT DE DIRECTION BILINGUE</text:p>
      <text:p text:style-name="P2"/>
      <text:p text:style-name="P8">en_NAME</text:p>
      <text:p text:style-name="P2"><text:tab/><text:span text:style-name="T6">BACHELOR </text:span>BILINGUAL MANAGEMENT ASSISTANT</text:p>
      <text:p text:style-name="P2"/>
      <text:p text:style-name="P8">SUMMARY</text:p>
      <text:p text:style-name="P2">L’assistant(e) de direction appelé aussi assistant (e) manager est le (la) collaborateur (trice) d’un directeur général, d’un directeur d’unité ou d’un chef de service ou d’un service tout entier de nos jours. Les responsabilités de l’’assistant(e) de direction s’accroissent avec l’expérience et l’aptitude à s’adapter à l’évolution de l’entreprise. Des qualités confirmées peuvent conduire l’assistant(e) de direction à devenir le (la) collaborateur (trice) privilégié(e) des cadres supérieurs ou de la direction générale. Pour doter nos entreprises de professionnels productifs en assistance de direction bilingue, B2I a développé un programme de formation qui s’inscrit dans la droite ligne du LMD. Ce programme est détaillé par unités d’enseignement (UE) qui comprend des unités fondamentales, complémentaires et transversales permettant à l’étudiant de définir son parcours conformément à son Projet Personnel et Professionnel.</text:p>
      <text:p text:style-name="P2"/>
      <text:p text:style-name="P8">en_SUMMARY</text:p>
      <text:p text:style-name="P4">L’assistant(e) de direction appelé aussi assistant (e) manager est le (la) collaborateur (trice) d’un directeur général, d’un directeur d’unité ou d’un chef de service ou d’un service tout entier de nos jours. Les responsabilités de l’’assistant(e) de direction s’accroissent avec l’expérience et l’aptitude à s’adapter à l’évolution de l’entreprise. Des qualités confirmées peuvent conduire l’assistant(e) de direction à devenir le (la) collaborateur (trice) privilégié(e) des cadres supérieurs ou de la direction générale. Pour doter nos entreprises de professionnels productifs en assistance de direction bilingue, B2I a développé un programme de formation qui s’inscrit dans la droite ligne du LMD. Ce programme est détaillé par unités d’enseignement (UE) qui comprend des unités fondamentales, complémentaires et transversales permettant à l’étudiant de définir son parcours conformément à son Projet Personnel et Professionnel.</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text:span text:style-name="T2">1</text:span><text:span text:style-name="T4">0</text:span><text:span text:style-name="T2">.</text:span></text:p>
      <text:p text:style-name="P10"/>
      <text:p text:style-name="P8">NAME</text:p>
      <text:p text:style-name="P16"><text:tab/><text:span text:style-name="T6">LICENCE </text:span>ADMINISTRATION DES AFFAIRES </text:p>
      <text:p text:style-name="P2"/>
      <text:p text:style-name="P8">en_NAME</text:p>
      <text:p text:style-name="P4"><text:tab/><text:span text:style-name="T6">BACHELOR </text:span>BUSINESS ADMINISTRATION</text:p>
      <text:p text:style-name="P2"/>
      <text:p text:style-name="P8">SUMMARY</text:p>
      <text:p text:style-name="P2">Dans un monde de plus en plus globalisé où la dimension internationale et la création de valeurs dans le monde de l’entreprise sont devenues incontournables et multiples, notre Global Bachelor of Business Administration (Global BBA) a été conçu pour permettre à l’étudiant de devenir le manager international de demain.</text:p>
      <text:p text:style-name="P2"/>
      <text:p text:style-name="P8">en_SUMMARY</text:p>
      <text:p text:style-name="P4">Dans un monde de plus en plus globalisé où la dimension internationale et la création de valeurs dans le monde de l’entreprise sont devenues incontournables et multiples, notre Global Bachelor of Business Administration (Global BBA) a été conçu pour permettre à l’étudiant de devenir le manager international de demai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text:span text:style-name="T2">1</text:span><text:span text:style-name="T4">1</text:span><text:span text:style-name="T2">.</text:span></text:p>
      <text:p text:style-name="P10"/>
      <text:p text:style-name="P8">NAME</text:p>
      <text:p text:style-name="P16"><text:tab/><text:span text:style-name="T6">LICENCE </text:span>GENIE CIVIL - BTP</text:p>
      <text:p text:style-name="P2"/>
      <text:p text:style-name="P8">en_NAME</text:p>
      <text:p text:style-name="P2"><text:tab/><text:span text:style-name="T6">BACHELOR </text:span>GENIE CIVIL - BTP</text:p>
      <text:p text:style-name="P2"/>
      <text:p text:style-name="P8">SUMMARY</text:p>
      <text:p text:style-name="P2">Le génie civil représente l'ensemble des techniques de constructions civiles. Les ingénieurs civils ou ingénieurs en génie civil s’occupent de la conception, la réalisation, l’exploitation et la réhabilitation d’ouvrages de construction et d’infrastructures dont ils assurent la gestion afin de répondre aux besoins de la société, tout en assurant la sécurité du public et la protection de l’environnement. Notre programme de Licence en Génie Civil – Bâtiments et Travaux Public (GC – BTP) a été conçu pour permettre à l’étudiant de devenir un technicien bien outillé et qui sait prendre en compte les questions environnementales dans tous les projets qu’il serait amené à initier ou à être associé.</text:p>
      <text:p text:style-name="P2"/>
      <text:p text:style-name="P8">en_SUMMARY</text:p>
      <text:p text:style-name="P4">Le génie civil représente l'ensemble des techniques de constructions civiles. Les ingénieurs civils ou ingénieurs en génie civil s’occupent de la conception, la réalisation, l’exploitation et la réhabilitation d’ouvrages de construction et d’infrastructures dont ils assurent la gestion afin de répondre aux besoins de la société, tout en assurant la sécurité du public et la protection de l’environnement. Notre programme de Licence en Génie Civil – Bâtiments et Travaux Public (GC – BTP) a été conçu pour permettre à l’étudiant de devenir un technicien bien outillé et qui sait prendre en compte les questions environnementales dans tous les projets qu’il serait amené à initier ou à être associé.</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text:span text:style-name="T2">1</text:span><text:span text:style-name="T4">2</text:span><text:span text:style-name="T2">.</text:span></text:p>
      <text:p text:style-name="P10"/>
      <text:p text:style-name="P8">NAME</text:p>
      <text:p text:style-name="P16"><text:tab/><text:span text:style-name="T6">LICENCE </text:span>GENIE CIVIL – MINES &amp; CARRIERES</text:p>
      <text:p text:style-name="P2"/>
      <text:p text:style-name="P8">en_NAME</text:p>
      <text:p text:style-name="P2"><text:tab/><text:span text:style-name="T6">BACHELOR </text:span>CIVIL ENGINEERING - MINES &amp; CARRIERES</text:p>
      <text:p text:style-name="P2"/>
      <text:p text:style-name="P8">SUMMARY</text:p>
      <text:p text:style-name="P2">Dans un environnement minier de plus en plus grandissant que connaissent nos pays en développement, B2I s’est doté d’un programme de formation s’inscrivant dans la droite ligne du Système LMD. Ce programme a pour but d’assure la formation des ingénieurs de haut niveau destinés à servir dans tous les domaines, dans l’Industrie minière , les administrations et les établissements publics, les sociétés d’économie mixte et le secteur privé.</text:p>
      <text:p text:style-name="P2"/>
      <text:p text:style-name="P2"/>
      <text:p text:style-name="P9">en_SUMMARY</text:p>
      <text:p text:style-name="P4">Dans un environnement minier de plus en plus grandissant que connaissent nos pays en développement, B2I s’est doté d’un programme de formation s’inscrivant dans la droite ligne du Système LMD. Ce programme a pour but d’assure la formation des ingénieurs de haut niveau destinés à servir dans tous les domaines, dans l’Industrie minière , les administrations et les établissements publics, les sociétés d’économie mixte et le secteur privé.</text:p>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text:span text:style-name="T2">1</text:span><text:span text:style-name="T4">3</text:span><text:span text:style-name="T2">.</text:span></text:p>
      <text:p text:style-name="P10"/>
      <text:p text:style-name="P8">NAME</text:p>
      <text:p text:style-name="P16"><text:tab/><text:span text:style-name="T6">LICENCE </text:span>GESTION &amp; PILOTAGE DE PROJETS</text:p>
      <text:p text:style-name="P2"/>
      <text:p text:style-name="P8">en_NAME</text:p>
      <text:p text:style-name="P2"><text:tab/><text:span text:style-name="T6">BACHELOR </text:span>PROJECT MANAGEMENT &amp; CONTROL</text:p>
      <text:p text:style-name="P2"/>
      <text:p text:style-name="P8">SUMMARY</text:p>
      <text:p text:style-name="P2">La gestion de projet, dans sa forme moderne, n’a commencé à prendre racine que depuis quelques dizaines d’années. À partir du début des années 1960, les entreprises ont commencé à réaliser l’utilité d’organiser le travail en projets. Cette vision de l’organisation axée sur les projets s’est amplifiée lorsque les organisations ont commencé à prendre conscience de la nécessité essentielle pour leurs employés de communiquer et de collaborer dans un contexte professionnel impliquant plusieurs services et professions et, dans certains cas, l’ensemble des secteurs industriels. Fort de ce constant, Business Intelligence Institute a mis en place un programme de formation continue et initiale intitulé Gestion et pilotage de projets pour répondre aux préoccupations des organisations.</text:p>
      <text:p text:style-name="P2"/>
      <text:p text:style-name="P8">en_SUMMARY</text:p>
      <text:p text:style-name="P5">La gestion de projet, dans sa forme moderne, n’a commencé à prendre racine que depuis quelques dizaines d’années. À partir du début des années 1960, les entreprises ont commencé à réaliser l’utilité d’organiser le travail en projets. Cette vision de l’organisation axée sur les projets s’est amplifiée lorsque les organisations ont commencé à prendre conscience de la nécessité essentielle pour leurs employés de communiquer et de collaborer dans un contexte professionnel impliquant plusieurs services et professions et, dans certains cas, l’ensemble des secteurs industriels. Fort de ce constant, Business Intelligence Institute a mis en place un programme de formation continue et initiale intitulé Gestion et pilotage de projets pour répondre aux préoccupations des organisatio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text:span text:style-name="T2">1</text:span><text:span text:style-name="T5">4</text:span><text:span text:style-name="T2">.</text:span></text:p>
      <text:p text:style-name="P10"/>
      <text:p text:style-name="P8">NAME</text:p>
      <text:p text:style-name="P16"><text:tab/><text:span text:style-name="T6">LICENCE </text:span>INTELLIGENCE ECONOMIQUE &amp; MANAGEMENT DES CONNAISSANCES</text:p>
      <text:p text:style-name="P2"/>
      <text:p text:style-name="P8">en_NAME</text:p>
      <text:p text:style-name="P2"><text:tab/><text:span text:style-name="T6">BACHELOR </text:span>ECONOMIC INTELLIGENCE &amp; KNOWLEDGE MANAGEMENT</text:p>
      <text:p text:style-name="P2"/>
      <text:p text:style-name="P8">SUMMARY</text:p>
      <text:p text:style-name="P2">Dans une économie mondialisée, l’émergence des secteurs spécialisés a permis une séparation distincte des activités de l’entreprise. Les informations et les connaissances étant alors de plus en plus spécialisées et fragmentées, leur production constitue une activité séparée des autres activités de l’entreprise. L’économie de la connaissance va ainsi se focaliser sur la production de connaissances pour la compétitivité. Pour maîtriser l’information, les entreprises doivent faire appel au cycle de l’information, qui est établi en trois étapes : tout d’abord, recueillir des informations brutes, c’est-à-dire réaliser un travail de veille et de collecte d’informations, ensuite, créer des connaissances à partir de cette information à l’aide de logiciels intelligents et de l’intelligence des Hommes, et enfin, restituer ces connaissances sous forme d’informations stratégiques, ce cycle ne pouvant être mené qu’à travers des travaux d’intelligence économique. La Licence Professionnelle « Intelligence économique et Management des Connaissances » est une formation qui s’étale sur une année et s’adresse aux titulaires d’un diplôme en sciences, en économie, gestion et sciences de l’information de niveau bac+2. La formation est organisée en deux semestres comportant chacun des enseignements sous forme de cours magistraux, de travaux dirigés et de travaux pratiques. Une partie du second semestre est consacré exclusivement à un stage professionnel.</text:p>
      <text:p text:style-name="P2"/>
      <text:p text:style-name="P8">en_SUMMARY</text:p>
      <text:p text:style-name="P5">Dans une économie mondialisée, l’émergence des secteurs spécialisés a permis une séparation distincte des activités de l’entreprise. Les informations et les connaissances étant alors de plus en plus spécialisées et fragmentées, leur production constitue une activité séparée des autres activités de l’entreprise. L’économie de la connaissance va ainsi se focaliser sur la production de connaissances pour la compétitivité. Pour maîtriser l’information, les entreprises doivent faire appel au cycle de l’information, qui est établi en trois étapes : tout d’abord, recueillir des informations brutes, c’est-à-dire réaliser un travail de veille et de collecte d’informations, ensuite, créer des connaissances à partir de cette information à l’aide de logiciels intelligents et de l’intelligence des Hommes, et enfin, restituer ces connaissances sous forme d’informations stratégiques, ce cycle ne pouvant être mené qu’à travers des travaux d’intelligence économique. La Licence Professionnelle « Intelligence économique et Management des Connaissances » est une formation qui s’étale sur une année et s’adresse aux titulaires d’un diplôme en sciences, en économie, gestion et sciences de l’information de niveau bac+2. La formation est organisée en deux semestres comportant chacun des enseignements sous forme de cours magistraux, de travaux dirigés et de travaux pratiques. Une partie du second semestre est consacré exclusivement à un stage professionnel.</text:p>
      <text:p text:style-name="P13"/>
      <text:p text:style-name="P13"/>
      <text:p text:style-name="P13"/>
      <text:p text:style-name="P13"/>
      <text:p text:style-name="P13"/>
      <text:p text:style-name="P13"/>
      <text:p text:style-name="P13"/>
      <text:p text:style-name="P13"/>
      <text:p text:style-name="P5"><text:soft-page-break/><text:span text:style-name="T2">1</text:span><text:span text:style-name="T5">5</text:span><text:span text:style-name="T2">.</text:span></text:p>
      <text:p text:style-name="P10"/>
      <text:p text:style-name="P8">NAME</text:p>
      <text:p text:style-name="P16"><text:tab/><text:span text:style-name="T6">LICENCE </text:span>SCIENCE POLITIQUE &amp; RELATIONS INTERNATIONALES</text:p>
      <text:p text:style-name="P2"/>
      <text:p text:style-name="P8">en_NAME</text:p>
      <text:p text:style-name="P2"><text:tab/><text:span text:style-name="T6">BACHELOR </text:span>POLITICAL SCIENCE &amp; INTERNATIONAL RELATIONS</text:p>
      <text:p text:style-name="P2"/>
      <text:p text:style-name="P8">SUMMARY</text:p>
      <text:p text:style-name="P2">Les relations internationales occupent une place importante au sein de l’historiographie et de la recherche. Les relations internationales sont l’analyse et l’explication des relations établies entre des états par l’intermédiaire d’hommes politiques (les actes diplomatiques) mais aussi les relations établies par les particuliers avec d’autres particuliers par delà les frontières. Ces deux relations sont indissociables l’une de l’autre, même si une d’elles peut être prédominante. Les relations internationales étudient donc les actions des hommes politiques, les facteurs économiques et les interactions d’acteur non-politique qui traversent les frontières. Ces relations peuvent être de nature économique, sociale, juridique, etc. Ce faisant, tout pays qui veut se faire une place dans le concert des nations est appelé a bâtir d’excellentes relations diplomatiques avec les autres pays. Ce qui nécessite de faire appel à des spécialistes en la matière. D’ou la nécessitée pour nous d’offrir une formation complète en « Etudes internationales » avec mention « Sciences politiques et Relation internationales » pour développer chez nos étudiants des compétences pour l’exercice du métier de diplomate et des Sciences politiques.</text:p>
      <text:p text:style-name="P2"/>
      <text:p text:style-name="P2"/>
      <text:p text:style-name="P8">en_SUMMARY</text:p>
      <text:p text:style-name="P5">Les relations internationales occupent une place importante au sein de l’historiographie et de la recherche. Les relations internationales sont l’analyse et l’explication des relations établies entre des états par l’intermédiaire d’hommes politiques (les actes diplomatiques) mais aussi les relations établies par les particuliers avec d’autres particuliers par delà les frontières. Ces deux relations sont indissociables l’une de l’autre, même si une d’elles peut être prédominante. Les relations internationales étudient donc les actions des hommes politiques, les facteurs économiques et les interactions d’acteur non-politique qui traversent les frontières. Ces relations peuvent être de nature économique, sociale, juridique, etc. Ce faisant, tout pays qui veut se faire une place dans le concert des nations est appelé a bâtir d’excellentes relations diplomatiques avec les autres pays. Ce qui nécessite de faire appel à des spécialistes en la matière. D’ou la nécessitée pour nous d’offrir une formation complète en « Etudes internationales » avec mention « Sciences politiques et Relation internationales » pour développer chez nos étudiants des compétences pour l’exercice du métier de diplomate et des Sciences politiques.</text:p>
      <text:p text:style-name="P5"/>
      <text:p text:style-name="P13"/>
      <text:p text:style-name="P13"/>
      <text:p text:style-name="P13"/>
      <text:p text:style-name="P13"/>
      <text:p text:style-name="P13"/>
      <text:p text:style-name="P13"/>
      <text:p text:style-name="P13"/>
      <text:p text:style-name="P13"/>
      <text:p text:style-name="P13"/>
      <text:p text:style-name="P13"/>
      <text:p text:style-name="P5"><text:soft-page-break/><text:span text:style-name="T2">1</text:span><text:span text:style-name="T5">6</text:span><text:span text:style-name="T2">.</text:span></text:p>
      <text:p text:style-name="P10"/>
      <text:p text:style-name="P8">NAME</text:p>
      <text:p text:style-name="P16"><text:tab/><text:span text:style-name="T6">LICENCE </text:span>TRADUCTION &amp; INTERPRETATION</text:p>
      <text:p text:style-name="P2"/>
      <text:p text:style-name="P8">en_NAME</text:p>
      <text:p text:style-name="P2"><text:tab/><text:span text:style-name="T6">BACHELOR </text:span>TRANSLATION &amp; INTERPRETATION</text:p>
      <text:p text:style-name="P2"/>
      <text:p text:style-name="P8">SUMMARY</text:p>
      <text:p text:style-name="P2">La globalisation, ainsi que la multiplication des rencontres entre décideurs, collaborateurs et citoyens s’accompagnent d’un besoin de communication multilingue de plus en plus fréquent. Ce qui nécessite de faire appel à des interprètes pour traduire les communications courantes. D’ou la nécessitée pour nous d’offrir une formation complète en « Traduction &amp; Interprétariat » pour développer chez nos étudiants des compétences pour l’exercice du métier de traducteur et d’interprète.</text:p>
      <text:p text:style-name="P2"/>
      <text:p text:style-name="P8">en_SUMMARY</text:p>
      <text:p text:style-name="P2">La globalisation, ainsi que la multiplication des rencontres entre décideurs, collaborateurs et citoyens s’accompagnent d’un besoin de communication multilingue de plus en plus fréquent. Ce qui nécessite de faire appel à des interprètes pour traduire les communications courantes. D’ou la nécessitée pour nous d’offrir une formation complète en « Traduction &amp; Interprétariat » pour développer chez nos étudiants des compétences pour l’exercice du métier de traducteur et d’interprè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1:47:04.610599943</meta:creation-date>
    <dc:date>2019-08-17T17:56:24.959312708</dc:date>
    <meta:editing-duration>PT40M5S</meta:editing-duration>
    <meta:editing-cycles>9</meta:editing-cycles>
    <meta:generator>LibreOffice/6.0.7.3$Linux_X86_64 LibreOffice_project/00m0$Build-3</meta:generator>
    <meta:document-statistic meta:table-count="0" meta:image-count="0" meta:object-count="0" meta:page-count="16" meta:paragraph-count="148" meta:word-count="3706" meta:character-count="25940" meta:non-whitespace-character-count="22341"/>
  </office:meta>
</office:document-meta>
</file>